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family-generic="modern" style:font-pitch="fixed"/>
    <style:font-face style:name="Ubuntu Mono2" svg:font-family="'Ubuntu Mono'" style:font-adornments="Italic" style:font-family-generic="modern" style:font-pitch="fixed"/>
    <style:font-face style:name="Arial2" svg:font-family="Arial" style:font-family-generic="modern" style:font-pitch="variable"/>
    <style:font-face style:name="Ubuntu Mono" svg:font-family="'Ubuntu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Trebuchet MS1" svg:font-family="'Trebuchet MS'" style:font-adornments="Italic"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993366" draw:fill-image-width="0cm" draw:fill-image-height="0cm" draw:textarea-vertical-align="middl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false" fo:min-height="2.469cm" fo:min-width="0cm"/>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1.585cm" fo:min-width="2.292cm"/>
    </style:style>
    <style:style style:name="gr4" style:family="graphic" style:parent-style-name="standard">
      <style:graphic-properties draw:stroke="none" svg:stroke-color="#000000" draw:fill="none" draw:fill-color="#ffffff" draw:fill-image-width="0cm" draw:fill-image-height="0cm" draw:textarea-horizontal-align="left" draw:auto-grow-height="true" draw:auto-grow-width="false" fo:min-height="1.424cm" fo:min-width="0cm"/>
    </style:style>
    <style:style style:name="gr5" style:family="graphic" style:parent-style-name="standard">
      <style:graphic-properties draw:stroke="none" svg:stroke-color="#000000" draw:fill="none" draw:fill-color="#ffffff" draw:fill-image-width="0cm" draw:fill-image-height="0cm" draw:textarea-horizontal-align="left" draw:auto-grow-height="true" draw:auto-grow-width="false" fo:min-height="0.766cm" fo:min-width="0cm"/>
    </style:style>
    <style:style style:name="gr6"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727cm"/>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3.355cm"/>
    </style:style>
    <style:style style:name="gr8"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982cm"/>
    </style:style>
    <style:style style:name="gr9" style:family="graphic" style:parent-style-name="standard">
      <style:graphic-properties draw:stroke="none" svg:stroke-color="#000000" draw:fill="none" draw:fill-color="#ffffff" draw:fill-image-width="0cm" draw:fill-image-height="0cm" draw:textarea-horizontal-align="left" draw:auto-grow-height="true" draw:auto-grow-width="true" fo:min-height="0.746cm" fo:min-width="2.237cm"/>
    </style:style>
    <style:style style:name="gr10" style:family="graphic" style:parent-style-name="standard">
      <style:graphic-properties draw:stroke="none" svg:stroke-color="#000000" draw:fill="none" draw:fill-color="#ffffff" draw:fill-image-width="0cm" draw:fill-image-height="0cm" draw:textarea-horizontal-align="left" draw:auto-grow-height="true" draw:auto-grow-width="false" fo:min-height="15.121cm" fo:min-width="0cm"/>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false" fo:min-height="4.424cm" fo:min-width="0cm"/>
    </style:style>
    <style:style style:name="gr12" style:family="graphic" style:parent-style-name="standard">
      <style:graphic-properties draw:stroke="none" svg:stroke-color="#000000" draw:fill="none" draw:fill-color="#ffffff" draw:fill-image-width="0cm" draw:fill-image-height="0cm" draw:textarea-horizontal-align="left" draw:auto-grow-height="true" draw:auto-grow-width="false" fo:min-height="11.231cm" fo:min-width="0cm"/>
    </style:style>
    <style:style style:name="gr13" style:family="graphic" style:parent-style-name="standard">
      <style:graphic-properties draw:stroke="none" svg:stroke-color="#000000" draw:fill="none" draw:fill-color="#ffffff" draw:fill-image-width="0cm" draw:fill-image-height="0cm" draw:textarea-horizontal-align="left" draw:auto-grow-height="true" draw:auto-grow-width="true" fo:min-height="5.998cm" fo:min-width="10.574cm"/>
    </style:style>
    <style:style style:name="P1" style:family="paragraph">
      <style:paragraph-properties fo:text-align="center"/>
    </style:style>
    <style:style style:name="P2" style:family="paragraph">
      <style:paragraph-properties fo:margin-top="0cm" fo:margin-bottom="0cm"/>
    </style:style>
    <style:style style:name="P3" style:family="paragraph">
      <style:paragraph-properties fo:margin-top="0cm" fo:margin-bottom="0cm"/>
      <style:text-properties fo:color="#eeeeee" style:font-name="Trebuchet MS1" fo:font-size="70pt" fo:letter-spacing="-0.053cm" fo:font-weight="bold" style:font-size-asian="70pt" style:font-weight-asian="bold" style:font-size-complex="70pt" style:font-weight-complex="bold"/>
    </style:style>
    <style:style style:name="P4" style:family="paragraph">
      <style:paragraph-properties fo:margin-top="0cm" fo:margin-bottom="0.102cm"/>
    </style:style>
    <style:style style:name="P5" style:family="paragraph">
      <style:paragraph-properties fo:margin-top="0cm" fo:margin-bottom="0.102cm"/>
      <style:text-properties fo:color="#eeeeee" style:font-name="Ubuntu Mono2" fo:font-size="18pt" fo:letter-spacing="-0.053cm" fo:font-weight="bold" style:font-size-asian="18pt" style:font-weight-asian="bold" style:font-size-complex="18pt" style:font-weight-complex="bold"/>
    </style:style>
    <style:style style:name="P6" style:family="paragraph">
      <style:paragraph-properties fo:margin-top="0cm" fo:margin-bottom="0.279cm"/>
    </style:style>
    <style:style style:name="P7" style:family="paragraph">
      <style:paragraph-properties fo:margin-top="0cm" fo:margin-bottom="0.279cm"/>
      <style:text-properties fo:color="#eeeeee" style:font-name="Ubuntu Mono2" fo:font-size="16pt" fo:letter-spacing="normal" style:font-size-asian="16pt" style:font-size-complex="16pt"/>
    </style:style>
    <style:style style:name="P8" style:family="paragraph">
      <style:text-properties fo:color="#eeeeee" style:font-name="Ubuntu Mono2" fo:letter-spacing="-0.053cm"/>
    </style:style>
    <style:style style:name="P9" style:family="paragraph">
      <style:text-properties fo:color="#993366" style:font-name="Ubuntu Mono2" fo:font-size="21pt" fo:letter-spacing="normal" style:font-size-asian="21pt" style:font-size-complex="21pt"/>
    </style:style>
    <style:style style:name="P10" style:family="paragraph">
      <style:text-properties fo:color="#993366" style:font-name="Ubuntu Mono2" fo:font-size="21pt" style:font-size-asian="21pt" style:font-size-complex="21pt"/>
    </style:style>
    <style:style style:name="P11" style:family="paragraph">
      <style:paragraph-properties fo:text-align="start"/>
    </style:style>
    <style:style style:name="P12" style:family="paragraph">
      <style:text-properties style:font-name="Ubuntu Mono2" fo:font-size="14pt" style:font-size-asian="14pt" style:font-size-complex="14pt"/>
    </style:style>
    <style:style style:name="P13" style:family="paragraph">
      <style:paragraph-properties fo:margin-top="0cm" fo:margin-bottom="0.051cm" style:line-height-at-least="0.176cm"/>
    </style:style>
    <style:style style:name="P14" style:family="paragraph">
      <style:paragraph-properties fo:margin-top="0cm" fo:margin-bottom="0.051cm" style:line-height-at-least="0.176cm"/>
      <style:text-properties style:font-name="Ubuntu Mono2" fo:font-size="14pt" style:font-name-asian="Verdana" style:font-size-asian="14pt" style:font-size-complex="14pt"/>
    </style:style>
    <style:style style:name="T1" style:family="text">
      <style:text-properties fo:color="#eeeeee" style:font-name="Ubuntu Mono2" fo:font-size="70pt" fo:letter-spacing="-0.053cm" fo:font-weight="bold" style:font-size-asian="70pt" style:font-weight-asian="bold" style:font-size-complex="70pt" style:font-weight-complex="bold"/>
    </style:style>
    <style:style style:name="T2" style:family="text">
      <style:text-properties fo:color="#eeeeee" style:font-name="Ubuntu Mono2" fo:font-size="21pt" fo:letter-spacing="-0.053cm" fo:font-weight="bold" style:font-size-asian="21pt" style:font-weight-asian="bold" style:font-size-complex="21pt" style:font-weight-complex="bold"/>
    </style:style>
    <style:style style:name="T3" style:family="text">
      <style:text-properties fo:color="#eeeeee" style:font-name="Ubuntu Mono2" fo:font-size="16pt" fo:letter-spacing="-0.053cm" style:font-size-asian="16pt" style:font-size-complex="16pt"/>
    </style:style>
    <style:style style:name="T4" style:family="text">
      <style:text-properties fo:color="#eeeeee" style:font-name="Ubuntu Mono2" fo:letter-spacing="-0.053cm"/>
    </style:style>
    <style:style style:name="T5" style:family="text">
      <style:text-properties fo:color="#993366" style:font-name="Ubuntu Mono2" fo:font-size="21pt" fo:letter-spacing="normal" style:font-size-asian="21pt" style:font-size-complex="21pt"/>
    </style:style>
    <style:style style:name="T6" style:family="text">
      <style:text-properties fo:color="#993366" style:font-name="Ubuntu Mono2" fo:font-size="21pt" style:font-size-asian="21pt" style:font-size-complex="21pt"/>
    </style:style>
    <style:style style:name="T7" style:family="text">
      <style:text-properties style:font-name="Ubuntu Mono2" fo:font-size="14pt" style:font-size-asian="14pt" style:font-size-complex="14pt"/>
    </style:style>
    <style:style style:name="T8" style:family="text">
      <style:text-properties style:font-name="Ubuntu Mono2" fo:font-size="14pt" fo:font-style="italic" style:font-size-asian="14pt" style:font-style-asian="italic" style:font-size-complex="14pt" style:font-style-complex="italic"/>
    </style:style>
    <style:style style:name="T9" style:family="text">
      <style:text-properties style:use-window-font-color="true" style:text-outline="false" style:text-line-through-style="none" style:text-line-through-type="none" style:font-name="Ubuntu Mono2" fo:font-size="14pt" fo:font-style="normal" fo:text-shadow="none" style:text-underline-style="none" fo:font-weight="normal" style:letter-kerning="true" style:font-name-asian="Century Gothic"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0" style:family="text">
      <style:text-properties style:font-name="Ubuntu Mono2" fo:font-size="14pt" style:text-underline-style="none" style:font-name-asian="Verdana" style:font-size-asian="14pt" style:font-size-complex="14pt"/>
    </style:style>
    <style:style style:name="T11" style:family="text">
      <style:text-properties style:font-name="Ubuntu Mono2" fo:font-size="14pt" fo:font-style="italic" style:text-underline-style="none" style:font-name-asian="Verdana" style:font-size-asian="14pt" style:font-style-asian="italic" style:font-size-complex="14pt" style:font-style-complex="italic"/>
    </style:style>
    <style:style style:name="T12" style:family="text">
      <style:text-properties style:font-name="Ubuntu Mono2" fo:font-size="14pt" style:font-name-asian="Verdana" style:font-size-asian="14pt" style:font-size-complex="14pt"/>
    </style:style>
    <style:style style:name="T13" style:family="text">
      <style:text-properties style:font-name="Ubuntu Mono2" fo:font-size="14pt" fo:font-style="italic" style:font-name-asian="Verdana" style:font-size-asian="14pt" style:font-style-asian="italic" style:font-size-complex="14pt" style:font-style-complex="italic"/>
    </style:style>
    <style:style style:name="T14" style:family="text">
      <style:text-properties style:font-name="Ubuntu Mono2" fo:font-size="14pt" fo:font-style="normal" style:text-underline-style="solid" style:text-underline-width="auto" style:text-underline-color="font-color" style:font-size-asian="14pt" style:font-style-asian="normal" style:font-size-complex="14pt" style:font-style-complex="normal"/>
    </style:style>
    <style:style style:name="T15" style:family="text">
      <style:text-properties style:font-name="Ubuntu Mono2" fo:font-size="14pt" fo:font-style="normal" style:text-underline-style="none" style:font-size-asian="14pt" style:font-style-asian="normal" style:font-size-complex="14pt" style:font-style-complex="normal"/>
    </style:style>
    <style:style style:name="T16" style:family="text">
      <style:text-properties style:font-name="Ubuntu Mono2"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1.59cm" svg:height="3.81cm" svg:x="0cm" svg:y="0cm">
          <text:p/>
        </draw:rect>
        <draw:frame draw:style-name="gr2" draw:text-style-name="P3" draw:layer="layout" svg:width="13.589cm" svg:height="2.723cm" svg:x="0.039cm" svg:y="0.509cm">
          <draw:text-box>
            <text:p text:style-name="P2"><text:span text:style-name="T1">RYAN COMBES</text:span></text:p>
          </draw:text-box>
        </draw:frame>
        <draw:frame draw:style-name="gr3" draw:text-style-name="P5" draw:layer="layout" svg:width="2.792cm" svg:height="1.843cm" svg:x="13.595cm" svg:y="1.016cm">
          <draw:text-box>
            <text:p text:style-name="P4"><text:span text:style-name="T2">EMAIL</text:span></text:p>
            <text:p text:style-name="P4"><text:span text:style-name="T2">WEBSITE</text:span></text:p>
          </draw:text-box>
        </draw:frame>
        <draw:frame draw:style-name="gr4" draw:text-style-name="P7" draw:layer="layout" svg:width="5.963cm" svg:height="1.674cm" svg:x="15.33cm" svg:y="1.117cm">
          <draw:text-box>
            <text:p text:style-name="P6"><text:span text:style-name="T3"><text:a xlink:href="mailto:shasharala@outlook.com" xlink:type="simple">shasharala@outlook.com</text:a></text:span></text:p>
            <text:p text:style-name="P6"><text:span text:style-name="T3"><text:s text:c="3"/></text:span><text:span text:style-name="T3"><text:a xlink:href="http://www.shasharala.net/info" xlink:type="simple">www.shasharala.net</text:a></text:span></text:p>
          </draw:text-box>
        </draw:frame>
        <draw:rect draw:style-name="gr1" draw:text-style-name="P1" draw:layer="layout" svg:width="21.59cm" svg:height="1.651cm" svg:x="0cm" svg:y="26.289cm">
          <text:p/>
        </draw:rect>
        <draw:frame draw:style-name="gr5" draw:text-style-name="P8" draw:layer="layout" svg:width="2.794cm" svg:height="1.016cm" svg:x="18.288cm" svg:y="26.67cm">
          <draw:text-box>
            <text:p><text:span text:style-name="T4">15/01/14</text:span></text:p>
          </draw:text-box>
        </draw:frame>
        <draw:frame draw:style-name="gr6" draw:text-style-name="P9" draw:layer="layout" svg:width="4.227cm" svg:height="0.996cm" svg:x="0.26cm" svg:y="4.106cm">
          <draw:text-box>
            <text:p><text:span text:style-name="T5">EXPERIENCE</text:span></text:p>
          </draw:text-box>
        </draw:frame>
        <draw:frame draw:style-name="gr7" draw:text-style-name="P10" draw:layer="layout" svg:width="3.855cm" svg:height="0.996cm" svg:x="0.254cm" svg:y="20.574cm">
          <draw:text-box>
            <text:p><text:span text:style-name="T6">EDUCATION</text:span></text:p>
          </draw:text-box>
        </draw:frame>
        <draw:frame draw:style-name="gr8" draw:text-style-name="P10" draw:layer="layout" svg:width="3.482cm" svg:height="0.996cm" svg:x="10.516cm" svg:y="4.084cm">
          <draw:text-box>
            <text:p><text:span text:style-name="T6">PROJECTS</text:span></text:p>
          </draw:text-box>
        </draw:frame>
        <draw:frame draw:style-name="gr9" draw:text-style-name="P10" draw:layer="layout" svg:width="2.737cm" svg:height="0.996cm" svg:x="10.516cm" svg:y="17.958cm">
          <draw:text-box>
            <text:p><text:span text:style-name="T6">SKILLS</text:span></text:p>
          </draw:text-box>
        </draw:frame>
        <draw:frame draw:style-name="gr10" draw:text-style-name="P12" draw:layer="layout" svg:width="9.779cm" svg:height="15.371cm" svg:x="0.254cm" svg:y="4.915cm">
          <draw:text-box>
            <text:p><text:span text:style-name="T7">Customer Service Sales Associate, Fry's Electronics (</text:span><text:span text:style-name="T8">2013-2014</text:span><text:span text:style-name="T7">)</text:span></text:p>
            <text:p text:style-name="P11"><text:span text:style-name="T7">- </text:span><text:span text:style-name="T9">Attentively listened to customers over the phone, </text:span><text:span text:style-name="T7">helping them make various choices about inventory, giving them advanced information about stock, and other general or detailed specifics on storefronts and website.</text:span></text:p>
            <text:p text:style-name="P11"><text:span text:style-name="T7">- Recognized state and federal regulations regarding personal data and various users' bank and credit accounts in order to assist them in making purchases through First Electronic Bank and associated credit cards.</text:span></text:p>
            <text:p text:style-name="P11"><text:span text:style-name="T7">- Responded to customer e-mails and related electronic correspondence</text:span></text:p>
            <text:p text:style-name="P11"><text:span text:style-name="T7">- Contacted storefronts, on various customers' behalf, to initiate callbacks and close cases with department managers.</text:span></text:p>
            <text:p text:style-name="P11"><text:span text:style-name="T7">- Prepared various ad placements for our advertising department to put on our website.</text:span></text:p>
            <text:p text:style-name="P11"><text:span text:style-name="T7">- Handled escalated calls and carefully resolved orders resulting from human or system error.</text:span></text:p>
            <text:p text:style-name="P11"><text:span text:style-name="T7">- Led and issued small team projects to associates.</text:span></text:p>
          </draw:text-box>
        </draw:frame>
        <draw:frame draw:style-name="gr11" draw:text-style-name="P14" draw:layer="layout" svg:width="9.779cm" svg:height="4.674cm" svg:x="0.254cm" svg:y="21.488cm">
          <draw:text-box>
            <text:p text:style-name="P13"><text:span text:style-name="T10">Ohlone College (</text:span><text:span text:style-name="T11">2007-2011</text:span><text:span text:style-name="T10">)</text:span></text:p>
            <text:p text:style-name="P13"><text:span text:style-name="T10">AS Natural Science</text:span></text:p>
            <text:p><text:span text:style-name="T12">AA Liberal Arts</text:span></text:p>
            <text:p><text:span text:style-name="T12"/></text:p>
            <text:p><text:span text:style-name="T12">James Logan High School (</text:span><text:span text:style-name="T13">2002-2006</text:span><text:span text:style-name="T12">)</text:span></text:p>
            <text:p><text:span text:style-name="T12">High School Diploma</text:span></text:p>
          </draw:text-box>
        </draw:frame>
        <draw:frame draw:style-name="gr12" draw:text-style-name="P12" draw:layer="layout" svg:width="10.465cm" svg:height="11.751cm" svg:x="10.516cm" svg:y="4.902cm">
          <draw:text-box>
            <text:p><text:span text:style-name="T14">In Progress:</text:span></text:p>
            <text:p><text:span text:style-name="T14"/></text:p>
            <text:p><text:span text:style-name="T8">collisionGame</text:span></text:p>
            <text:p><text:span text:style-name="T7">A game designed in Javascript/HTML5 with focus on a spatial partitioning system. Uses the HTML5 Canvas element to display sprites and acts according to the tune of a personally designed gameLoop, finite state machine, and pubSub system.</text:span></text:p>
            <text:p><text:span text:style-name="T7"/></text:p>
            <text:p><text:span text:style-name="T8">imgDatabase</text:span></text:p>
            <text:p><text:span text:style-name="T15">An Apache server that uses PHP and SQL to store user submitted images and retrieve them.</text:span></text:p>
            <text:p><text:span text:style-name="T8"/></text:p>
            <text:p><text:span text:style-name="T14">Complete:</text:span></text:p>
            <text:p><text:span text:style-name="T14"/></text:p>
            <text:p><text:span text:style-name="T8">Mirrors</text:span></text:p>
            <text:p><text:span text:style-name="T16">An odd little entry into Ludum Dare 30, a forty-eight hour game jam. Designed in Javascript/HTML5 and uses jQuery to manipulate objects.</text:span></text:p>
          </draw:text-box>
        </draw:frame>
        <draw:frame draw:style-name="gr13" draw:text-style-name="P12" draw:layer="layout" svg:width="11.074cm" svg:height="6.248cm" svg:x="10.516cm" svg:y="18.771cm">
          <draw:text-box>
            <text:p><text:span text:style-name="T7">Proficient:</text:span></text:p>
            <text:p><text:span text:style-name="T7">- Javascript, CSS, HTML</text:span></text:p>
            <text:p><text:span text:style-name="T7">- Apache, SQL, PHP</text:span></text:p>
            <text:p><text:span text:style-name="T7">- Linux, Bash, cURL, vi/Vim</text:span></text:p>
            <text:p><text:span text:style-name="T7">- git</text:span></text:p>
            <text:p><text:span text:style-name="T7">- Android</text:span></text:p>
            <text:p><text:span text:style-name="T7">- Windows, Command Shell, Office Suite</text:span></text:p>
            <text:p><text:span text:style-name="T7">- Touch typing &amp; 10-key</text:span></text:p>
            <text:p><text:span text:style-name="T7"/></text:p>
            <text:p><text:span text:style-name="T7">Basic Level:</text:span></text:p>
            <text:p><text:span text:style-name="T7">- 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Mono1" svg:font-family="'Ubuntu Mono'" style:font-family-generic="modern" style:font-pitch="fixed"/>
    <style:font-face style:name="Ubuntu Mono2" svg:font-family="'Ubuntu Mono'" style:font-adornments="Italic" style:font-family-generic="modern" style:font-pitch="fixed"/>
    <style:font-face style:name="Arial2" svg:font-family="Arial" style:font-family-generic="modern" style:font-pitch="variable"/>
    <style:font-face style:name="Ubuntu Mono" svg:font-family="'Ubuntu 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Trebuchet MS1" svg:font-family="'Trebuchet MS'" style:font-adornments="Italic"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ulleted_20_List" style:display-name="Bulleted List" style:family="graphic">
      <style:paragraph-properties fo:margin-top="0cm" fo:margin-bottom="0cm" style:line-height-at-least="0.31cm" fo:text-align="justify" style:text-autospace="none"/>
      <style:text-properties fo:letter-spacing="-0.009cm"/>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2T05:58:17.18</meta:creation-date>
    <dc:date>2015-01-14T03:33:10.615402174</dc:date>
    <meta:editing-duration>PT6H23M1S</meta:editing-duration>
    <meta:editing-cycles>69</meta:editing-cycles>
    <meta:generator>LibreOffice/4.2.7.2$Linux_X86_64 LibreOffice_project/420m0$Build-2</meta:generator>
    <meta:document-statistic meta:object-count="14"/>
  </office:meta>
</office:document-meta>
</file>